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cf73e" officeooo:paragraph-rsid="001cf73e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officeooo:rsid="001a4389" officeooo:paragraph-rsid="001cf73e"/>
    </style:style>
    <style:style style:name="P3" style:family="paragraph" style:parent-style-name="Standard">
      <style:paragraph-properties fo:text-align="center" style:justify-single-word="false"/>
      <style:text-properties fo:color="#00a933" loext:opacity="100%" fo:font-size="16pt" fo:font-style="italic" officeooo:rsid="001a4389" officeooo:paragraph-rsid="001cf73e" style:font-size-asian="16pt" style:font-style-asian="italic" style:font-size-complex="16pt" style:font-style-complex="italic"/>
    </style:style>
    <style:style style:name="P4" style:family="paragraph" style:parent-style-name="Standard">
      <style:text-properties officeooo:rsid="001a4389" officeooo:paragraph-rsid="001a4389"/>
    </style:style>
    <style:style style:name="P5" style:family="paragraph" style:parent-style-name="Standard" style:list-style-name="L1">
      <style:text-properties officeooo:rsid="001a4389" officeooo:paragraph-rsid="001a4389"/>
    </style:style>
    <style:style style:name="P6" style:family="paragraph" style:parent-style-name="Standard">
      <style:paragraph-properties fo:text-align="center" style:justify-single-word="false"/>
      <style:text-properties fo:color="#ff8000" loext:opacity="100%" fo:font-size="16pt" fo:font-style="italic" officeooo:rsid="001a4389" officeooo:paragraph-rsid="001aba1e" style:font-size-asian="16pt" style:font-style-asian="italic" style:font-size-complex="16pt" style:font-style-complex="italic"/>
    </style:style>
    <style:style style:name="P7" style:family="paragraph" style:parent-style-name="Standard">
      <style:text-properties officeooo:rsid="001a4389" officeooo:paragraph-rsid="001aba1e"/>
    </style:style>
    <style:style style:name="P8" style:family="paragraph" style:parent-style-name="Standard" style:list-style-name="L2">
      <style:text-properties officeooo:rsid="001a4389" officeooo:paragraph-rsid="001aba1e"/>
    </style:style>
    <style:style style:name="P9" style:family="paragraph" style:parent-style-name="Standard" style:list-style-name="L2">
      <style:text-properties officeooo:rsid="001f83f0" officeooo:paragraph-rsid="001f83f0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a4389" officeooo:paragraph-rsid="001a4389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00a933" loext:opacity="100%" fo:font-size="16pt" fo:font-weight="bold" officeooo:rsid="001e49ed" officeooo:paragraph-rsid="001e49ed" style:font-size-asian="16pt" style:font-weight-asian="bold" style:font-size-complex="16pt" style:font-weight-complex="bold"/>
    </style:style>
    <style:style style:name="P12" style:family="paragraph" style:parent-style-name="Standard" style:list-style-name="L3">
      <style:text-properties officeooo:rsid="001a4389" officeooo:paragraph-rsid="001e49ed"/>
    </style:style>
    <style:style style:name="P13" style:family="paragraph" style:parent-style-name="Standard" style:list-style-name="L3">
      <style:text-properties officeooo:rsid="001bda59" officeooo:paragraph-rsid="001bda59"/>
    </style:style>
    <style:style style:name="P14" style:family="paragraph" style:parent-style-name="Standard" style:list-style-name="L3">
      <style:text-properties officeooo:rsid="001bda59" officeooo:paragraph-rsid="001cf73e"/>
    </style:style>
    <style:style style:name="P15" style:family="paragraph" style:parent-style-name="Standard" style:list-style-name="L3">
      <style:text-properties officeooo:rsid="001bda59" officeooo:paragraph-rsid="001f83f0"/>
    </style:style>
    <style:style style:name="P16" style:family="paragraph" style:parent-style-name="Standard" style:list-style-name="L3">
      <style:text-properties officeooo:rsid="001cf73e" officeooo:paragraph-rsid="001f83f0"/>
    </style:style>
    <style:style style:name="P17" style:family="paragraph" style:parent-style-name="Standard" style:list-style-name="L3">
      <style:text-properties officeooo:rsid="001cf73e" officeooo:paragraph-rsid="001bda59"/>
    </style:style>
    <style:style style:name="P18" style:family="paragraph" style:parent-style-name="Standard">
      <style:text-properties officeooo:rsid="001bda59" officeooo:paragraph-rsid="001bda59"/>
    </style:style>
    <style:style style:name="P19" style:family="paragraph" style:parent-style-name="Standard" style:list-style-name="L4">
      <style:text-properties officeooo:rsid="001bda59" officeooo:paragraph-rsid="001bda59"/>
    </style:style>
    <style:style style:name="P20" style:family="paragraph" style:parent-style-name="Standard" style:list-style-name="L4">
      <style:text-properties officeooo:rsid="001e49ed" officeooo:paragraph-rsid="001bda59"/>
    </style:style>
    <style:style style:name="P21" style:family="paragraph" style:parent-style-name="Standard" style:list-style-name="L4">
      <style:text-properties officeooo:rsid="001bda59" officeooo:paragraph-rsid="001e49ed"/>
    </style:style>
    <style:style style:name="P22" style:family="paragraph" style:parent-style-name="Standard" style:list-style-name="L4">
      <style:text-properties officeooo:rsid="001e49ed" officeooo:paragraph-rsid="001f83f0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e49ed" officeooo:paragraph-rsid="001e49ed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a933" loext:opacity="100%" fo:font-size="16pt" fo:font-weight="bold" officeooo:rsid="001e49ed" officeooo:paragraph-rsid="001f83f0" style:font-size-asian="16pt" style:font-weight-asian="bold" style:font-size-complex="16pt" style:font-weight-complex="bold"/>
    </style:style>
    <style:style style:name="P25" style:family="paragraph" style:parent-style-name="Standard">
      <style:text-properties officeooo:rsid="001e49ed" officeooo:paragraph-rsid="001e49ed"/>
    </style:style>
    <style:style style:name="P26" style:family="paragraph" style:parent-style-name="Standard">
      <style:text-properties fo:font-size="14pt" fo:font-style="italic" fo:font-weight="normal" officeooo:rsid="001f6850" officeooo:paragraph-rsid="001f83f0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 style:list-style-name="L5">
      <style:text-properties officeooo:rsid="001f6850" officeooo:paragraph-rsid="001f83f0"/>
    </style:style>
    <style:style style:name="P28" style:family="paragraph" style:parent-style-name="Standard" style:list-style-name="L5">
      <style:text-properties officeooo:rsid="0023c255" officeooo:paragraph-rsid="0023c255"/>
    </style:style>
    <style:style style:name="P29" style:family="paragraph" style:parent-style-name="Standard">
      <style:text-properties fo:font-size="14pt" fo:font-style="italic" officeooo:rsid="001e49ed" officeooo:paragraph-rsid="001e49ed" style:font-size-asian="14pt" style:font-style-asian="italic" style:font-size-complex="14pt" style:font-style-complex="italic"/>
    </style:style>
    <style:style style:name="P30" style:family="paragraph" style:parent-style-name="Standard" style:list-style-name="L6">
      <style:text-properties officeooo:rsid="001f6850" officeooo:paragraph-rsid="001f6850"/>
    </style:style>
    <style:style style:name="P31" style:family="paragraph" style:parent-style-name="Standard">
      <style:text-properties officeooo:rsid="001f6850" officeooo:paragraph-rsid="001f6850"/>
    </style:style>
    <style:style style:name="P32" style:family="paragraph" style:parent-style-name="Standard">
      <style:text-properties fo:font-size="14pt" fo:font-style="italic" officeooo:rsid="001f732f" officeooo:paragraph-rsid="001f732f" style:font-size-asian="14pt" style:font-style-asian="italic" style:font-size-complex="14pt" style:font-style-complex="italic"/>
    </style:style>
    <style:style style:name="P33" style:family="paragraph" style:parent-style-name="Standard" style:list-style-name="L7">
      <style:text-properties officeooo:rsid="001f732f" officeooo:paragraph-rsid="001f732f"/>
    </style:style>
    <style:style style:name="P34" style:family="paragraph" style:parent-style-name="Standard" style:list-style-name="L8">
      <style:text-properties fo:font-size="12pt" officeooo:rsid="001e49ed" officeooo:paragraph-rsid="001f83f0" style:font-size-asian="12pt" style:font-size-complex="12pt"/>
    </style:style>
    <style:style style:name="P35" style:family="paragraph" style:parent-style-name="Standard" style:list-style-name="L8">
      <style:text-properties fo:font-size="12pt" officeooo:rsid="001e7a75" officeooo:paragraph-rsid="001f83f0" style:font-size-asian="12pt" style:font-size-complex="12pt"/>
    </style:style>
    <style:style style:name="P36" style:family="paragraph" style:parent-style-name="Standard" style:list-style-name="L8">
      <style:text-properties fo:font-size="12pt" officeooo:rsid="001e7a75" officeooo:paragraph-rsid="001e7a75" style:font-size-asian="12pt" style:font-size-complex="12pt"/>
    </style:style>
    <style:style style:name="P37" style:family="paragraph" style:parent-style-name="Standard" style:list-style-name="L8">
      <style:text-properties fo:font-size="12pt" officeooo:rsid="001f27b8" officeooo:paragraph-rsid="001e7a75" style:font-size-asian="12pt" style:font-size-complex="12pt"/>
    </style:style>
    <style:style style:name="P38" style:family="paragraph" style:parent-style-name="Standard" style:list-style-name="L8">
      <style:text-properties fo:font-size="12pt" officeooo:rsid="001f6850" officeooo:paragraph-rsid="001f27b8" style:font-size-asian="12pt" style:font-size-complex="12pt"/>
    </style:style>
    <style:style style:name="P39" style:family="paragraph" style:parent-style-name="Standard" style:list-style-name="L8">
      <style:text-properties fo:font-size="12pt" officeooo:rsid="001f27b8" officeooo:paragraph-rsid="001f27b8" style:font-size-asian="12pt" style:font-size-complex="12pt"/>
    </style:style>
    <style:style style:name="P40" style:family="paragraph" style:parent-style-name="Standard">
      <style:text-properties officeooo:rsid="001bda59" officeooo:paragraph-rsid="001e7a75"/>
    </style:style>
    <style:style style:name="P41" style:family="paragraph" style:parent-style-name="Standard" style:list-style-name="L9">
      <style:text-properties officeooo:rsid="001e7a75" officeooo:paragraph-rsid="001f83f0"/>
    </style:style>
    <style:style style:name="P42" style:family="paragraph" style:parent-style-name="Standard" style:list-style-name="L9">
      <style:text-properties officeooo:rsid="001bda59" officeooo:paragraph-rsid="001f83f0"/>
    </style:style>
    <style:style style:name="P43" style:family="paragraph" style:parent-style-name="Standard" style:list-style-name="L9">
      <style:text-properties officeooo:rsid="001bda59" officeooo:paragraph-rsid="001e49ed"/>
    </style:style>
    <style:style style:name="P44" style:family="paragraph" style:parent-style-name="Standard" style:list-style-name="L9">
      <style:text-properties officeooo:rsid="001f83f0" officeooo:paragraph-rsid="001f83f0"/>
    </style:style>
    <style:style style:name="T1" style:family="text">
      <style:text-properties officeooo:rsid="001aba1e"/>
    </style:style>
    <style:style style:name="T2" style:family="text">
      <style:text-properties officeooo:rsid="001cf73e"/>
    </style:style>
    <style:style style:name="T3" style:family="text">
      <style:text-properties officeooo:rsid="001e49ed"/>
    </style:style>
    <style:style style:name="T4" style:family="text">
      <style:text-properties officeooo:rsid="001bda59"/>
    </style:style>
    <style:style style:name="T5" style:family="text">
      <style:text-properties officeooo:rsid="001f6850"/>
    </style:style>
    <style:style style:name="T6" style:family="text">
      <style:text-properties officeooo:rsid="001f83f0"/>
    </style:style>
    <style:style style:name="T7" style:family="text">
      <style:text-properties fo:color="#ff8000" loext:opacity="100%" fo:font-size="16pt" fo:font-weight="bold" officeooo:rsid="001e49ed" style:font-size-asian="16pt" style:font-weight-asian="bold" style:font-size-complex="16pt" style:font-weight-complex="bold"/>
    </style:style>
    <style:style style:name="T8" style:family="text">
      <style:text-properties officeooo:rsid="0020a246"/>
    </style:style>
    <style:style style:name="T9" style:family="text">
      <style:text-properties officeooo:rsid="001f732f"/>
    </style:style>
    <style:style style:name="T10" style:family="text">
      <style:text-properties fo:font-size="14pt" officeooo:rsid="001e7a75" style:font-size-asian="14pt" style:font-size-complex="14pt"/>
    </style:style>
    <style:style style:name="T11" style:family="text">
      <style:text-properties officeooo:rsid="001e7a75"/>
    </style:style>
    <style:style style:name="T12" style:family="text">
      <style:text-properties officeooo:rsid="001f27b8"/>
    </style:style>
    <style:style style:name="T13" style:family="text">
      <style:text-properties fo:color="#ff8000" loext:opacity="100%" fo:font-size="16pt" fo:font-weight="bold" officeooo:rsid="001f83f0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ait</text:p>
      <text:p text:style-name="P4"/>
      <text:list text:style-name="L1">
        <text:list-item>
          <text:p text:style-name="P5">Merise (MCD, MLD, MPD) <text:span text:style-name="T1">(à refaire légèrement pour s’ajuster à quelques modifications en BDD)</text:span></text:p>
        </text:list-item>
        <text:list-item>
          <text:p text:style-name="P5">Dictionnaire de données <text:span text:style-name="T1">(pareil, à légèrement ajuster pour quelques modifications en BDD)</text:span></text:p>
        </text:list-item>
        <text:list-item>
          <text:p text:style-name="P5">Cahier des charges</text:p>
        </text:list-item>
        <text:list-item>
          <text:p text:style-name="P5">Rapport de stage</text:p>
        </text:list-item>
        <text:list-item>
          <text:p text:style-name="P5">Dossier <text:span text:style-name="T1">p</text:span>rofessionnel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À faire</text:p>
      <text:p text:style-name="P7"/>
      <text:list text:style-name="L2">
        <text:list-item>
          <text:p text:style-name="P8">Figma <text:span text:style-name="T1">(MoodBoard + Maquette)</text:span></text:p>
        </text:list-item>
        <text:list-item>
          <text:p text:style-name="P8">PowerPoint</text:p>
        </text:list-item>
        <text:list-item>
          <text:p text:style-name="P8">UML <text:span text:style-name="T1">(diagramme</text:span><text:span text:style-name="T2">s</text:span><text:span text:style-name="T1"> de classes et diagramme</text:span><text:span text:style-name="T2">s</text:span><text:span text:style-name="T1"> de cas d’utilisation)</text:span></text:p>
        </text:list-item>
        <text:list-item>
          <text:p text:style-name="P9">Finir le projet</text:p>
        </text:list-item>
      </text:list>
      <text:p text:style-name="P4"/>
      <text:p text:style-name="P4"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<text:span text:style-name="T3">Coté </text:span>Front (Angular) </text:p>
      <text:p text:style-name="P4"><text:line-break/><text:line-break/><text:line-break/><text:line-break/></text:p>
      <text:p text:style-name="P11">Implémenté</text:p>
      <text:list text:style-name="L3">
        <text:list-header>
          <text:p text:style-name="P12"/>
        </text:list-header>
        <text:list-item>
          <text:p text:style-name="P12"><text:span text:style-name="T1">Vue </text:span><text:span text:style-name="T4">Home + routes dans le BackEnd</text:span></text:p>
        </text:list-item>
        <text:list-item>
          <text:p text:style-name="P13">Vue Login + routes dans le BackEnd</text:p>
        </text:list-item>
        <text:list-item>
          <text:p text:style-name="P13">Vue Register + routes dans le BackEnd</text:p>
        </text:list-item>
        <text:list-item>
          <text:p text:style-name="P13">Vue Change Password + routes dans le BackEnd</text:p>
        </text:list-item>
        <text:list-item>
          <text:p text:style-name="P13">Vue Change Email + routes dans le BackEnd</text:p>
        </text:list-item>
        <text:list-item>
          <text:p text:style-name="P13">Vue Password Recovery + routes dans le BackEnd</text:p>
        </text:list-item>
        <text:list-item>
          <text:p text:style-name="P13">Vue Contact + routes dans le BackEnd</text:p>
        </text:list-item>
        <text:list-item>
          <text:p text:style-name="P14">Vue Delete Account + routes dans le BackEnd</text:p>
        </text:list-item>
        <text:list-item>
          <text:p text:style-name="P14"><text:span text:style-name="T2">Navbar + </text:span><text:span text:style-name="T3">SchearBar</text:span><text:span text:style-name="T2"> routes dans le back</text:span></text:p>
          <text:p text:style-name="P14"/>
        </text:list-item>
        <text:list-item>
          <text:p text:style-name="P13">Component BackgroundStars reutilisable sur certaines vues (animation d’étoiles en fond)</text:p>
        </text:list-item>
        <text:list-item>
          <text:p text:style-name="P15">Component GalaxyAnimation avec Three.JS qui sert la vue Home</text:p>
        </text:list-item>
        <text:list-item>
          <text:p text:style-name="P16">Component SharedModal qui est une fenètre modale reutilisable</text:p>
          <text:p text:style-name="P13"/>
        </text:list-item>
        <text:list-item>
          <text:p text:style-name="P13">AuthService &amp; AuthInterceptor<text:span text:style-name="T5">Service</text:span> qui <text:span text:style-name="T2">permettent l’authentification et le lien avec le back</text:span></text:p>
        </text:list-item>
        <text:list-item>
          <text:p text:style-name="P17">CustomValidatorService &amp; FormValidatorService qui permettent la vérification des formulaires</text:p>
        </text:list-item>
        <text:list-item>
          <text:p text:style-name="P16">GalaxyService qui permet la communication avec le back</text:p>
        </text:list-item>
        <text:list-item>
          <text:p text:style-name="P15"><text:span text:style-name="T6">SearchService qui permet la communication avec le back pour la barre de recherche</text:span><text:line-break/></text:p>
        </text:list-item>
      </text:list>
      <text:p text:style-name="P18"><text:line-break/><text:line-break/><text:span text:style-name="T7">À implémenter</text:span><text:line-break/></text:p>
      <text:list text:style-name="L4">
        <text:list-item>
          <text:p text:style-name="P19">Vue ‘Systems’ <text:span text:style-name="T3">(Liste jusqu’a 3 systèmes)</text:span></text:p>
        </text:list-item>
        <text:list-item>
          <text:p text:style-name="P20">Vue ‘Edit system’ avec possibilité d’ajout de planetes et de lunes et d’édition de l’étoile, des planetes et des lunes ainsi qu’une animation simple des orbites vue par dessus</text:p>
        </text:list-item>
        <text:list-item>
          <text:p text:style-name="P21">Vue ‘Profil<text:span text:style-name="T6">e’</text:span> <text:span text:style-name="T3">qui montre les systemes claimed par l’utilisateur ainsi que des stats avec les likes</text:span></text:p>
        </text:list-item>
        <text:list-item>
          <text:p text:style-name="P22">Vue ‘Popular Systems / Recent Systems’ qui montre les derniers systemes claimed et les systems qui comptent le plus de likes</text:p>
        </text:list-item>
        <text:list-item>
          <text:p text:style-name="P22">Possibilité de liker/unliker un système/une planète/une lune</text:p>
        </text:list-item>
        <text:list-item>
          <text:p text:style-name="P19">Refaire le rend<text:span text:style-name="T3">er</text:span> Three.JS qui s’affiche sur la page d’accueil <text:span text:style-name="T3">pour optimiser les perfs, ameliorer le rendu, s’adapter à la machine de l’utilisateur </text:span><text:span text:style-name="T8">(Level of Detail par exemple)</text:span></text:p>
        </text:list-item>
        <text:list-item>
          <text:p text:style-name="P20">Ajouter le recaptcha sur les pages de login et d’inscription</text:p>
        </text:list-item>
      </text:list>
      <text:p text:style-name="P4"/>
      <text:p text:style-name="P4"><text:soft-page-break/><text:line-break/><text:line-break/><text:line-break/></text:p>
      <text:p text:style-name="P23">Coté Bac<text:span text:style-name="T6">k</text:span> (Laravel)</text:p>
      <text:p text:style-name="P4"/>
      <text:p text:style-name="P24">Implémenté</text:p>
      <text:p text:style-name="P25"/>
      <text:p text:style-name="P26">Vues</text:p>
      <text:list text:style-name="L5">
        <text:list-item>
          <text:p text:style-name="P27">Vue blade pour le mail de reset de mot de passe</text:p>
        </text:list-item>
        <text:list-item>
          <text:p text:style-name="P28">Vue blade pour l’accusé récéption du formulaire de contact au client</text:p>
        </text:list-item>
        <text:list-item>
          <text:p text:style-name="P28">Vue blade contenu du formulaire de contact pour CosmiCrowd </text:p>
        </text:list-item>
      </text:list>
      <text:p text:style-name="P25"/>
      <text:p text:style-name="P29"><text:span text:style-name="T5">Models, </text:span><text:span text:style-name="T9">Migrations, Factories &amp; Seeders</text:span></text:p>
      <text:list text:style-name="L6">
        <text:list-item>
          <text:p text:style-name="P30">Galaxy</text:p>
        </text:list-item>
        <text:list-item>
          <text:p text:style-name="P30">LikerMoon</text:p>
        </text:list-item>
        <text:list-item>
          <text:p text:style-name="P30">LikerPlanet</text:p>
        </text:list-item>
        <text:list-item>
          <text:p text:style-name="P30">LikerSolarSystem</text:p>
        </text:list-item>
        <text:list-item>
          <text:p text:style-name="P30">Moon</text:p>
        </text:list-item>
        <text:list-item>
          <text:p text:style-name="P30">Planet</text:p>
        </text:list-item>
        <text:list-item>
          <text:p text:style-name="P30">SolarSystem</text:p>
        </text:list-item>
        <text:list-item>
          <text:p text:style-name="P30">RecoveryToken</text:p>
        </text:list-item>
        <text:list-item>
          <text:p text:style-name="P30">User</text:p>
        </text:list-item>
        <text:list-item>
          <text:p text:style-name="P30">UserSolarSystemOwnership</text:p>
        </text:list-item>
      </text:list>
      <text:p text:style-name="P31"/>
      <text:p text:style-name="P32">Routes</text:p>
      <text:list text:style-name="L7">
        <text:list-item>
          <text:p text:style-name="P33">Toutes les routes du AuthController</text:p>
        </text:list-item>
        <text:list-item>
          <text:p text:style-name="P33">Certaines les routes du GalaxyController</text:p>
        </text:list-item>
        <text:list-item>
          <text:p text:style-name="P33">Certaines les routes du SolarSystemController</text:p>
        </text:list-item>
        <text:list-item>
          <text:p text:style-name="P33">Toutes les routes du PlanetController</text:p>
        </text:list-item>
        <text:list-item>
          <text:p text:style-name="P33">Toutes les routes de MoonController</text:p>
        </text:list-item>
        <text:list-item>
          <text:p text:style-name="P33">Toutes les routes du LikeController</text:p>
        </text:list-item>
        <text:list-item>
          <text:p text:style-name="P33">Toutes les routes du SearchController</text:p>
        </text:list-item>
        <text:list-item>
          <text:p text:style-name="P33">Toutes les routes du UserSystemOwnershipController</text:p>
        </text:list-item>
      </text:list>
      <text:p text:style-name="P25"/>
      <text:p text:style-name="P32">Controllers</text:p>
      <text:list text:style-name="L8">
        <text:list-item>
          <text:p text:style-name="P34">AuthController qui gère toutes les routes liées à l’inscription, le login, suppression de compte...</text:p>
        </text:list-item>
        <text:list-item>
          <text:p text:style-name="P35">GalaxyController qui gère les routes liées à la galaxy</text:p>
        </text:list-item>
        <text:list-item>
          <text:p text:style-name="P36">LikeController qui gère les routes liées aux likes</text:p>
        </text:list-item>
        <text:list-item>
          <text:p text:style-name="P35">MoonController qui gère les routes liées aux moons</text:p>
        </text:list-item>
        <text:list-item>
          <text:p text:style-name="P35">PlanetController qui gère les routes liées aux planets</text:p>
        </text:list-item>
        <text:list-item>
          <text:p text:style-name="P37">SolarSystemController qui gère les routes liées aux solar systems</text:p>
        </text:list-item>
        <text:list-item>
          <text:p text:style-name="P37">SearchController qui gère les routes liées aux recherches</text:p>
        </text:list-item>
        <text:list-item>
          <text:p text:style-name="P38">UserController qui gère les routes liées aux utilisateurs</text:p>
        </text:list-item>
        <text:list-item>
          <text:p text:style-name="P39">UserSystemOwnershipController <text:span text:style-name="T5">qui gères les routes liés au claim de solar systems</text:span></text:p>
        </text:list-item>
      </text:list>
      <text:p text:style-name="P40"><text:soft-page-break/><text:line-break/><text:span text:style-name="T10">Middleware</text:span></text:p>
      <text:list text:style-name="L9">
        <text:list-item>
          <text:p text:style-name="P41">CheckOwnerShip qui vérifie si un utilisateur peut accèder/modifier/supprimer un systeme donné</text:p>
        </text:list-item>
        <text:list-item>
          <text:p text:style-name="P42"><text:span text:style-name="T11">Cors qui permet d’</text:span><text:span text:style-name="T12">assurer la communication entre les deux domaines</text:span></text:p>
        </text:list-item>
        <text:list-item>
          <text:p text:style-name="P42"><text:span text:style-name="T12">RateLimite qui permet de limiter le nombre de requettes dans un interval de temps</text:span><text:line-break/><text:line-break/><text:line-break/><text:line-break/><text:span text:style-name="T7">À implémenter, </text:span><text:span text:style-name="T13">faire ou refaire</text:span><text:line-break/></text:p>
        </text:list-item>
        <text:list-item>
          <text:p text:style-name="P43"><text:s/><text:span text:style-name="T9">Revoir le GalaxySeeder pour ameliorer l’aspect visuel de la galaxie et améliorer les performances</text:span></text:p>
        </text:list-item>
        <text:list-item>
          <text:p text:style-name="P43"><text:s/><text:span text:style-name="T9">Finir les routes de GalaxyController</text:span></text:p>
        </text:list-item>
        <text:list-item>
          <text:p text:style-name="P43"><text:s/><text:span text:style-name="T9">Finir les routes de SolarSystemController</text:span></text:p>
        </text:list-item>
        <text:list-item>
          <text:p text:style-name="P43"><text:s/><text:span text:style-name="T9">Tester toutes les routes, une par une</text:span></text:p>
        </text:list-item>
        <text:list-item>
          <text:p text:style-name="P43"><text:s/><text:span text:style-name="T6">Refacto le code pour eviter les répétitions et améliorer les perfs</text:span></text:p>
        </text:list-item>
        <text:list-item>
          <text:p text:style-name="P44"><text:s/>Commenter tout le code et seulement en anglai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5:57:12.906847245</meta:creation-date>
    <dc:date>2025-07-03T16:54:16.312656770</dc:date>
    <meta:editing-duration>PT17M48S</meta:editing-duration>
    <meta:editing-cycles>5</meta:editing-cycles>
    <meta:generator>LibreOffice/25.2.4.3$Linux_X86_64 LibreOffice_project/520$Build-3</meta:generator>
    <meta:document-statistic meta:table-count="0" meta:image-count="0" meta:object-count="0" meta:page-count="4" meta:paragraph-count="90" meta:word-count="655" meta:character-count="3979" meta:non-whitespace-character-count="3455"/>
  </office:meta>
</office:document-meta>
</file>